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134</text:p>
          </table:table-cell>
          <table:table-cell table:style-name="ce1" office:value-type="string">
            <text:p>アンパンマン・のびのびワーク０歳</text:p>
            <text:p>では、花に水をやる時にはどんな音がするかな？？？「ジャージャー」ですね。</text:p>
          </table:table-cell>
          <table:table-cell table:style-name="ce1" office:value-type="string">
            <text:p>将棋タウン「将棋幼稚園」将棋入門</text:p>
            <text:p>駒の動かし方</text:p>
          </table:table-cell>
          <table:table-cell table:style-name="ce1" office:value-type="string">
            <text:p>将棋タウン「将棋幼稚園」将棋入門</text:p>
            <text:p>駒を取ることは勝つための基本。</text:p>
          </table:table-cell>
          <table:table-cell table:style-name="ce1" office:value-type="string">
            <text:p>練習局面課題演習　激指１１　１０級　標準　１周目　第１問</text:p>
            <text:p>０．０００１５％　－４０８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135</text:p>
          </table:table-cell>
          <table:table-cell table:style-name="ce1" office:value-type="string">
            <text:p>アンパンマン・のびのびワーク０歳</text:p>
            <text:p>チューチュー哺乳瓶を吸うあかちゃんまん。</text:p>
          </table:table-cell>
          <table:table-cell table:style-name="ce1" office:value-type="string">
            <text:p>将棋タウン「将棋幼稚園」将棋入門</text:p>
            <text:p>成りについて</text:p>
          </table:table-cell>
          <table:table-cell table:style-name="ce1" office:value-type="string">
            <text:p>将棋タウン「将棋幼稚園」将棋入門</text:p>
            <text:p>新しい図で更に駒を取ることについての理解を深めよう。まずは香者で角を取れる。この場合は取ってみよう。</text:p>
          </table:table-cell>
          <table:table-cell table:style-name="ce1" office:value-type="string">
            <text:p>練習局面課題演習　激指定跡道場３　１０級　標準　１周目　第１問</text:p>
            <text:p>０．０００１５％　－４０８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 table:number-rows-repeated="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 table:number-rows-repeated="2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style-name="ce3"/>
          <table:table-cell table:style-name="ce1" table:number-columns-repeated="20"/>
          <table:table-cell table:number-columns-repeated="1000"/>
        </table:table-row>
        <table:table-row table:style-name="ro4" table:number-rows-repeated="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2"/>
          <table:table-cell table:number-columns-repeated="5"/>
          <table:table-cell table:style-name="ce1" table:number-columns-repeated="17"/>
          <table:table-cell table:number-columns-repeated="1000"/>
        </table:table-row>
        <table:table-row table:style-name="ro4" table:number-rows-repeated="2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2"/>
          <table:table-cell/>
          <table:table-cell table:style-name="ce1" table:number-columns-repeated="21"/>
          <table:table-cell table:number-columns-repeated="1000"/>
        </table:table-row>
        <table:table-row table:style-name="ro4" table:number-rows-repeated="151">
          <table:table-cell table:style-name="ce1" table:number-columns-repeated="24"/>
          <table:table-cell table:number-columns-repeated="1000"/>
        </table:table-row>
        <table:table-row table:style-name="ro4" table:number-rows-repeated="104840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5">2022/03/25</text:date>, <text:time>11:0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6H47M20S</meta:editing-duration>
    <meta:editing-cycles>57</meta:editing-cycles>
    <meta:generator>OpenOffice/4.1.6$Win32 OpenOffice.org_project/416m1$Build-9790</meta:generator>
    <dc:date>2022-03-25T11:07:00.25</dc:date>
    <meta:document-statistic meta:table-count="1" meta:cell-count="18" meta:object-count="0"/>
    <meta:user-defined meta:name="Info 1"/>
    <meta:user-defined meta:name="Info 2"/>
    <meta:user-defined meta:name="Info 3"/>
    <meta:user-defined meta:name="Info 4"/>
  </office:meta>
</office:document-meta>
</file>